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Another test just in case</text:p>
      <text:p text:style-name="Text_20_body">Another test with the right branch.</text:p>
      <text:p text:style-name="Text_20_body">Fix / else / then is tes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Test with Pandoc using Github Actions</dc:title>
    <dc:description/>
    <dc:subject/>
    <meta:keyword/>
    <meta:initial-creator/>
    <dc:creator/>
    <meta:creation-date>2022-06-10T07:47:13Z</meta:creation-date>
    <dc:date>2022-06-10T07:47:13Z</dc:date>
  </office:meta>
</office:document-meta>
</file>